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LineDocTask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LineDoc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LineDocTask.WriteLineDoc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LineDocTask.log(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riteLineDocTask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iteLineDocTask.doLogi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riteLineDoc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